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4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682" style:family="table-cell" style:parent-style-name="Default">
      <style:text-properties style:font-name="Avenir5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8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654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1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1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1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4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2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5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4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ackground-color="transparent" style:vertical-align="middle"/>
      <style:text-properties style:font-name="Avenir5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5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9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0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6" fo:font-weight="bold"/>
    </style:style>
    <style:style style:name="ce250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6" fo:font-weight="normal"/>
    </style:style>
    <style:style style:name="ce250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6" fo:font-weight="bold"/>
    </style:style>
    <style:style style:name="ce533" style:family="table-cell" style:parent-style-name="Default">
      <style:text-properties style:font-name="Avenir6"/>
    </style:style>
    <style:style style:name="ce250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1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8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16" style:family="table-cell" style:parent-style-name="Default">
      <style:table-cell-properties fo:border="0.06pt solid #000000" style:vertical-align="middle"/>
      <style:text-properties style:font-name="Avenir5"/>
    </style:style>
    <style:style style:name="ce23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32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3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3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8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5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2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Harcértékek.D4">
          <table:help-message table:title="KÉ-hez tartozó módosítók" table:display="true">
            <text:p>+ Tapasztalati szint</text:p>
            <text:p>+ Gyorsaság</text:p>
            <text:p>+ Intelligencia</text:p>
            <text:p>+ Gyors kezdeményezés fortély: 4 / fok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9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1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2" table:base-cell-address="Harcértékek.E73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8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9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7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5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6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7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8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9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80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81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7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8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9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9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2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9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5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content-validation-name="val93" table:number-columns-spanned="3" table:number-rows-spanned="1"/>
          <table:covered-table-cell table:style-name="ce55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9" table:number-columns-spanned="3" table:number-rows-spanned="1"/>
          <table:covered-table-cell table:number-columns-repeated="2" table:style-name="ce496" table:content-validation-name="val79"/>
          <table:table-cell table:style-name="ce374" table:content-validation-name="val85"/>
          <table:table-cell table:style-name="ce530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0" table:content-validation-name="val88"/>
          <table:table-cell table:style-name="ce553" table:number-columns-spanned="3" table:number-rows-spanned="1"/>
          <table:covered-table-cell table:style-name="ce55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6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59" table:content-validation-name="val95" table:number-columns-spanned="2" table:number-rows-spanned="1"/>
          <table:covered-table-cell table:style-name="ce55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06"/>
          <table:table-cell table:style-name="ce482" table:content-validation-name="val89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90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28" table:number-columns-repeated="3" table:default-cell-style-name="ce682"/>
        <table:table-column table:style-name="co30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5"/>
          <table:covered-table-cell table:number-columns-repeated="5" table:style-name="ce636"/>
          <table:covered-table-cell table:number-columns-repeated="2" table:style-name="ce585"/>
          <table:table-cell table:style-name="ce5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1195" table:number-columns-spanned="5" table:number-rows-spanned="1"/>
          <table:covered-table-cell table:number-columns-repeated="3" table:style-name="ce58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83" table:content-validation-name="val110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83" table:content-validation-name="val142" office:value-type="string" calcext:value-type="string">
            <text:p>Módosítók</text:p>
          </table:table-cell>
          <table:table-cell table:style-name="ce683" table:content-validation-name="val152" office:value-type="string" calcext:value-type="string">
            <text:p>Összesen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Összesen felvett HM:</text:p>
          </table:table-cell>
          <table:covered-table-cell table:style-name="ce585"/>
          <table:table-cell table:style-name="ce1607" table:content-validation-name="val182" table:formula="of:=SUM([.B5:.B6])" office:value-type="float" office:value="0" calcext:value-type="float">
            <text:p>0 HM</text:p>
          </table:table-cell>
          <table:table-cell table:style-name="ce585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11" office:value-type="string" calcext:value-type="string">
            <text:p>-</text:p>
          </table:table-cell>
          <table:table-cell table:style-name="ce775" table:content-validation-name="val128" office:value-type="float" office:value="3" calcext:value-type="float">
            <text:p>3</text:p>
          </table:table-cell>
          <table:table-cell table:style-name="ce775" table:content-validation-name="val143" table:formula="of:=([Alapértékek.C21])+([Alapértékek.C22])+[Alapértékek.$D$8]+([$Data.N32] * [Alapértékek.J34])" office:value-type="float" office:value="5" calcext:value-type="float">
            <text:p>5</text:p>
          </table:table-cell>
          <table:table-cell table:style-name="ce899" table:content-validation-name="val153" table:formula="of:=[.C4]+[.D4]" office:value-type="float" office:value="8" calcext:value-type="float">
            <text:p>8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HM:</text:p>
          </table:table-cell>
          <table:covered-table-cell table:style-name="ce585"/>
          <table:table-cell table:style-name="ce1059" table:content-validation-name="val183" table:formula="of:=SUM([$Alapértékek.J32:.J53])+SUM([$Alapértékek.J18:.J21])" office:value-type="float" office:value="0" calcext:value-type="float">
            <text:p>0 HM</text:p>
          </table:table-cell>
          <table:table-cell table:style-name="ce585"/>
          <table:table-cell table:style-name="ce1197" table:content-validation-name="val190" office:value-type="float" office:value="10" calcext:value-type="float">
            <text:p>10 méter</text:p>
          </table:table-cell>
          <table:table-cell table:style-name="ce1369" table:content-validation-name="val193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2" office:value-type="float" office:value="0" calcext:value-type="float">
            <text:p>0</text:p>
          </table:table-cell>
          <table:table-cell table:style-name="ce775" table:content-validation-name="val128" office:value-type="float" office:value="7" calcext:value-type="float">
            <text:p>7</text:p>
          </table:table-cell>
          <table:table-cell table:style-name="ce775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99" table:content-validation-name="val154" table:formula="of:=[.C5]+[.B5]+[.D5]" office:value-type="float" office:value="7" calcext:value-type="float">
            <text:p>7</text:p>
          </table:table-cell>
          <table:table-cell table:style-name="ce585" table:number-columns-repeated="5"/>
          <table:table-cell table:style-name="ce1200"/>
          <table:table-cell table:style-name="ce712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3" office:value-type="float" office:value="0" calcext:value-type="float">
            <text:p>0</text:p>
          </table:table-cell>
          <table:table-cell table:style-name="ce775" table:content-validation-name="val128" office:value-type="float" office:value="30" calcext:value-type="float">
            <text:p>30</text:p>
          </table:table-cell>
          <table:table-cell table:style-name="ce775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99" table:content-validation-name="val155" table:formula="of:=[.C6]+[.B6]+[.D6]" office:value-type="float" office:value="30" calcext:value-type="float">
            <text:p>30</text:p>
          </table:table-cell>
          <table:table-cell table:style-name="ce585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85" table:number-columns-repeated="6"/>
          <table:table-cell table:style-name="ce825" office:value-type="string" calcext:value-type="string" table:number-columns-spanned="2" table:number-rows-spanned="1">
            <text:p>Össz felvett CM:</text:p>
          </table:table-cell>
          <table:covered-table-cell table:style-name="ce585"/>
          <table:table-cell table:style-name="ce1609" table:content-validation-name="val115" table:formula="of:=[.B8]" office:value-type="float" office:value="0" calcext:value-type="float">
            <text:p>0 HM</text:p>
          </table:table-cell>
          <table:table-cell table:style-name="ce585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49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4" office:value-type="float" office:value="0" calcext:value-type="float">
            <text:p>0</text:p>
          </table:table-cell>
          <table:table-cell table:style-name="ce775" table:content-validation-name="val129" office:value-type="float" office:value="-10" calcext:value-type="float">
            <text:p>-10</text:p>
          </table:table-cell>
          <table:table-cell table:style-name="ce507" table:content-validation-name="val146" table:formula="of:=[Alapértékek.C24]" office:value-type="float" office:value="0" calcext:value-type="float">
            <text:p>0</text:p>
          </table:table-cell>
          <table:table-cell table:style-name="ce899" table:content-validation-name="val156" table:formula="of:=[.C8]+[.B8]+[.D8]" office:value-type="float" office:value="-10" calcext:value-type="float">
            <text:p>-10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CM:</text:p>
          </table:table-cell>
          <table:covered-table-cell table:style-name="ce585"/>
          <table:table-cell table:style-name="ce1059" table:content-validation-name="val184" table:formula="of:=[Data.C19]*[Alapértékek.$D$8]" office:value-type="float" office:value="10" calcext:value-type="float">
            <text:p>10 HM</text:p>
          </table:table-cell>
          <table:table-cell table:style-name="ce585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85" table:number-columns-spanned="9" table:number-rows-spanned="1"/>
          <table:covered-table-cell table:number-columns-repeated="5" table:style-name="ce636"/>
          <table:covered-table-cell table:number-columns-repeated="3" table:style-name="ce585"/>
          <table:table-cell table:style-name="ce585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1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5" table:formula="of:=[Alapértékek.E10]" office:value-type="float" office:value="350" calcext:value-type="float">
            <text:p>350</text:p>
          </table:table-cell>
          <table:table-cell table:style-name="ce585"/>
          <table:table-cell table:style-name="ce825" office:value-type="string" calcext:value-type="string">
            <text:p>KP HM-re:</text:p>
          </table:table-cell>
          <table:table-cell table:style-name="ce1132" table:content-validation-name="val157" table:formula="of:=[.I3]*[Data.C17]+[.I7]*[Data.C18]" office:value-type="float" office:value="0" calcext:value-type="float">
            <text:p>0 KP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Átlag HM</text:p>
          </table:table-cell>
          <table:covered-table-cell table:style-name="ce585"/>
          <table:table-cell table:style-name="ce793" table:content-validation-name="val185" table:formula="of:=(([.I3]+[.I7])/[Alapértékek.D8])" office:value-type="float" office:value="0" calcext:value-type="float">
            <text:p>0 HM</text:p>
          </table:table-cell>
          <table:table-cell table:style-name="ce585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49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79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5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76" table:content-validation-name="val130" office:value-type="string" calcext:value-type="string">
            <text:p>Szint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/CÉ</text:p>
          </table:table-cell>
          <table:table-cell table:style-name="ce776" office:value-type="string" calcext:value-type="string">
            <text:p>VÉ</text:p>
          </table:table-cell>
          <table:table-cell table:style-name="ce776" table:content-validation-name="val170" office:value-type="string" calcext:value-type="string">
            <text:p>Harckeret</text:p>
          </table:table-cell>
          <table:table-cell table:style-name="ce77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1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0" table:formula="of:=[Alapértékek.$J18]" office:value-type="float" office:value="0" calcext:value-type="float">
            <text:p>0</text:p>
          </table:table-cell>
          <table:table-cell table:style-name="ce618" table:content-validation-name="val115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0" table:formula="of:=[Alapértékek.$J19]" office:value-type="float" office:value="0" calcext:value-type="float">
            <text:p>0</text:p>
          </table:table-cell>
          <table:table-cell table:style-name="ce618" table:content-validation-name="val115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1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0" table:formula="of:=[Alapértékek.$J20]" office:value-type="float" office:value="0" calcext:value-type="float">
            <text:p>0</text:p>
          </table:table-cell>
          <table:table-cell table:style-name="ce618" table:content-validation-name="val115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0" table:formula="of:=[Alapértékek.$J21]" office:value-type="float" office:value="0" calcext:value-type="float">
            <text:p>0</text:p>
          </table:table-cell>
          <table:table-cell table:style-name="ce618" table:content-validation-name="val115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Default"/>
          <table:table-cell table:style-name="ce1216" table:content-validation-name="val191" office:value-type="float" office:value="0" calcext:value-type="float">
            <text:p>0</text:p>
          </table:table-cell>
          <table:table-cell table:style-name="ce1255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30" table:formula="of:=[Alapértékek.$J22]" office:value-type="float" office:value="0" calcext:value-type="float">
            <text:p>0</text:p>
          </table:table-cell>
          <table:table-cell table:style-name="ce618" table:content-validation-name="val115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0" table:formula="of:=[Alapértékek.$J23]" office:value-type="float" office:value="0" calcext:value-type="float">
            <text:p>0</text:p>
          </table:table-cell>
          <table:table-cell table:style-name="ce618" table:content-validation-name="val115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0" table:formula="of:=[Alapértékek.$J24]" office:value-type="float" office:value="0" calcext:value-type="float">
            <text:p>0</text:p>
          </table:table-cell>
          <table:table-cell table:style-name="ce618" table:content-validation-name="val115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0" table:formula="of:=[Alapértékek.$J25]" office:value-type="float" office:value="0" calcext:value-type="float">
            <text:p>0</text:p>
          </table:table-cell>
          <table:table-cell table:style-name="ce618" table:content-validation-name="val115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30" table:formula="of:=[Alapértékek.$J27]" office:value-type="float" office:value="0" calcext:value-type="float">
            <text:p>0</text:p>
          </table:table-cell>
          <table:table-cell table:style-name="ce618" table:content-validation-name="val115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90"/>
          <table:table-cell table:style-name="ce117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90" table:number-columns-spanned="9" table:number-rows-spanned="1"/>
          <table:covered-table-cell table:number-columns-repeated="7" table:style-name="ce590"/>
          <table:covered-table-cell table:style-name="ce107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09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6" table:formula="of:=VLOOKUP([.$A26];kezifegyverek_all;14;0)" office:value-type="float" office:value="6" calcext:value-type="float">
            <text:p>6</text:p>
          </table:table-cell>
          <table:table-cell table:style-name="ce78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2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6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47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7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06" table:formula="of:=IF([.$Y26] = 1; &quot;/&quot; &amp; ([.$V26] + 2); &quot;&quot;)">
            <text:p/>
          </table:table-cell>
          <table:table-cell table:style-name="ce1525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8" office:value-type="string" calcext:value-type="string">
            <text:p>Puszta kéz Belharcban</text:p>
          </table:table-cell>
          <table:table-cell table:style-name="ce512" table:content-validation-name="val116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873" table:content-validation-name="val115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3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47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7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06" table:formula="of:=IF([.$Y27] = 1; &quot;/&quot; &amp; ([.$V27] + 2); &quot;&quot;)">
            <text:p/>
          </table:table-cell>
          <table:table-cell table:style-name="ce1525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8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3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6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474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74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0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25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9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3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6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47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7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0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25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0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3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6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47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7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0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25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1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3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6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47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7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0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25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0"/>
          <table:table-cell table:style-name="ce512" table:content-validation-name="val116" table:formula="of:=VLOOKUP([.$A32];kezifegyverek_all;14;0)" office:value-type="string" office:string-value="" calcext:value-type="error">
            <text:p>#N/A</text:p>
          </table:table-cell>
          <table:table-cell table:style-name="ce78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6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0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1"/>
          <table:table-cell table:style-name="ce512" table:content-validation-name="val116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6"/>
          <table:table-cell table:style-name="ce873" table:content-validation-name="val115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1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1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4" table:formula="of:=[$Data.$C$31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09" table:content-validation-name="val102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6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47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25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8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9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5"/>
          <table:covered-table-cell table:style-name="ce794"/>
          <table:table-cell table:style-name="ce585"/>
          <table:table-cell table:style-name="Default" table:number-columns-repeated="3"/>
          <table:table-cell table:style-name="ce5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7"/>
          <table:table-cell table:style-name="ce739" table:content-validation-name="val138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5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5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7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7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6" table:formula="of:=[.G26]" office:value-type="string" office:string-value="-5 Z" calcext:value-type="string">
            <text:p>-5 Z</text:p>
          </table:table-cell>
          <table:table-cell table:style-name="ce1023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5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5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7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7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3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5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7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3" table:formula="of:=[.G28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5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7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3" table:formula="of:=[.G29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5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7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3" table:formula="of:=[.G30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5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7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3" table:formula="of:=[.G31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5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7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3" table:formula="of:=[.G32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5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7"/>
          <table:table-cell table:style-name="ce792" table:content-validation-name="val139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7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792" table:content-validation-name="val173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5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795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7" table:formula="of:=&quot;Osztó: &quot;&amp;[.F38]" office:value-type="string" office:string-value="" calcext:value-type="error">
            <text:p>#N/A</text:p>
          </table:table-cell>
          <table:table-cell table:style-name="ce795" table:content-validation-name="val175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5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6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802" table:content-validation-name="val139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7" table:formula="of:=&quot;Osztó: &quot;&amp;[.F39]" office:value-type="string" office:string-value="" calcext:value-type="error">
            <text:p>#N/A</text:p>
          </table:table-cell>
          <table:table-cell table:style-name="ce802" table:content-validation-name="val175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5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8" table:formula="of:=[Alapértékek.$J$35]" office:value-type="float" office:value="0" calcext:value-type="float">
            <text:p>0</text:p>
          </table:table-cell>
          <table:table-cell table:style-name="ce826" table:content-validation-name="val158" table:formula="of:=[Alapértékek.$J$35]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3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8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7" table:number-columns-spanned="2" table:number-rows-spanned="1"/>
          <table:covered-table-cell table:style-name="ce340" table:content-validation-name="val107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3" table:number-columns-spanned="2" table:number-rows-spanned="1"/>
          <table:covered-table-cell table:style-name="ce1033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7" table:number-columns-spanned="2" table:number-rows-spanned="1"/>
          <table:covered-table-cell table:style-name="ce695" table:content-validation-name="val107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36" table:number-columns-spanned="2" table:number-rows-spanned="1"/>
          <table:covered-table-cell table:style-name="ce1036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7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40"/>
          <table:table-cell table:style-name="ce790" table:content-validation-name="val148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9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6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59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5"/>
          <table:table-cell table:style-name="ce904" table:content-validation-name="val138" office:value-type="string" calcext:value-type="string">
            <text:p>Tám/kör</text:p>
          </table:table-cell>
          <table:table-cell table:style-name="ce904" office:value-type="string" calcext:value-type="string">
            <text:p>KÉ</text:p>
          </table:table-cell>
          <table:table-cell table:style-name="ce904" office:value-type="string" calcext:value-type="string">
            <text:p>TÉ</text:p>
          </table:table-cell>
          <table:table-cell table:style-name="ce90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Elsődleges fegyver</text:p>
          </table:table-cell>
          <table:table-cell table:style-name="ce730" table:content-validation-name="val120" table:number-columns-spanned="2" table:number-rows-spanned="1"/>
          <table:covered-table-cell table:style-name="ce598" table:content-validation-name="val141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7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2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7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47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7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0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25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Másodlagos fegyver</text:p>
          </table:table-cell>
          <table:table-cell table:style-name="ce730" table:content-validation-name="val121" table:number-columns-spanned="2" table:number-rows-spanned="1"/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1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7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17"/>
          <table:table-cell table:style-name="ce817"/>
          <table:table-cell table:style-name="ce909" office:value-type="string" calcext:value-type="string">
            <text:p>Harckeret</text:p>
          </table:table-cell>
          <table:table-cell table:style-name="ce755" table:content-validation-name="val167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9"/>
          <table:table-cell table:style-name="ce1029" table:content-validation-name="val167" table:formula="of:=[.O62]+[.O66]" office:value-type="string" office:string-value="" calcext:value-type="error">
            <text:p>#N/A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2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59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34" table:content-validation-name="val123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3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8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85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5" table:number-columns-spanned="2" table:number-rows-spanned="1"/>
          <table:covered-table-cell table:style-name="ce73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8" office:value-type="float" office:value="1" calcext:value-type="float">
            <text:p>1</text:p>
          </table:table-cell>
          <table:table-cell table:style-name="ce585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9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1134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6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9" table:formula="of:=[$Alapértékek.J32]" office:value-type="float" office:value="0" calcext:value-type="float">
            <text:p>0. fok</text:p>
          </table:table-cell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4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1462" table:content-validation-name="val16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3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09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6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6" table:content-validation-name="val127" table:number-columns-spanned="2" table:number-rows-spanned="1"/>
          <table:covered-table-cell table:style-name="ce746"/>
          <table:table-cell table:style-name="ce922" table:content-validation-name="val149" office:value-type="string" calcext:value-type="string">
            <text:p>Akt MGT</text:p>
          </table:table-cell>
          <table:table-cell table:style-name="ce915" table:content-validation-name="val165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9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9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9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3"/>
          <table:table-cell table:style-name="ce721"/>
          <table:table-cell table:style-name="ce590" table:number-columns-repeated="2"/>
          <table:table-cell table:number-columns-repeated="3"/>
          <table:table-cell table:style-name="ce590"/>
          <table:table-cell table:style-name="ce1070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5"/>
          <table:table-cell table:style-name="ce981" office:value-type="string" calcext:value-type="string">
            <text:p>ÉP</text:p>
          </table:table-cell>
          <table:table-cell table:style-name="ce1034" table:content-validation-name="val180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 table:number-columns-repeated="2"/>
          <table:table-cell table:style-name="ce11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/>
          <table:table-cell table:style-name="ce1601"/>
          <table:table-cell table:style-name="ce1662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6"/>
          <table:table-cell table:style-name="ce1573"/>
          <table:table-cell table:style-name="ce1602"/>
          <table:table-cell table:style-name="ce1663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7"/>
          <table:table-cell table:style-name="ce1574"/>
          <table:table-cell table:style-name="ce1603"/>
          <table:table-cell table:style-name="ce16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50" office:value-type="string" calcext:value-type="string">
            <text:p>MGT</text:p>
          </table:table-cell>
          <table:table-cell table:style-name="ce585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585"/>
          <table:table-cell table:style-name="ce995" table:content-validation-name="val169" office:value-type="string" calcext:value-type="string">
            <text:p>-</text:p>
          </table:table-cell>
          <table:table-cell table:style-name="ce1049" table:content-validation-name="val181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81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81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6" office:value-type="string" calcext:value-type="string">
            <text:p>Hátrány-1</text:p>
          </table:table-cell>
          <table:table-cell table:style-name="ce159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0"/>
          <table:covered-table-cell table:number-columns-repeated="2" table:style-name="ce1316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51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5" table:number-columns-repeated="5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4"/>
          <table:table-cell table:style-name="ce990"/>
          <table:table-cell table:style-name="ce585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5" table:number-columns-repeated="2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6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85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9"/>
          <table:table-cell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5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3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11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6"/>
          <table:covered-table-cell table:style-name="ce1147" table:content-validation-name="val115"/>
          <table:covered-table-cell table:style-name="ce158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92"/>
        <table:table-column table:style-name="co62" table:default-cell-style-name="ce1892"/>
        <table:table-column table:style-name="co41" table:number-columns-repeated="2" table:default-cell-style-name="ce1892"/>
        <table:table-column table:style-name="co63" table:default-cell-style-name="ce1892"/>
        <table:table-column table:style-name="co41" table:number-columns-repeated="2" table:default-cell-style-name="ce1892"/>
        <table:table-column table:style-name="co64" table:default-cell-style-name="ce1892"/>
        <table:table-column table:style-name="co65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66" table:default-cell-style-name="ce224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1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0"/>
          <table:covered-table-cell table:number-columns-repeated="3" table:style-name="ce1596"/>
          <table:covered-table-cell table:number-columns-repeated="2" table:style-name="ce1730"/>
          <table:table-cell table:style-name="ce2220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9" office:value-type="string" calcext:value-type="string">
            <text:p>Fegyver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limit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47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özelharci fegyverek</text:p>
          </table:table-cell>
          <table:table-cell table:style-name="ce2020"/>
          <table:table-cell table:style-name="ce2086"/>
          <table:table-cell table:style-name="ce2020"/>
          <table:table-cell table:style-name="ce2115" table:number-columns-repeated="2"/>
          <table:table-cell table:style-name="ce2126" table:number-columns-repeated="5"/>
          <table:table-cell table:style-name="ce2157" table:number-columns-repeated="3"/>
          <table:table-cell table:style-name="ce2126"/>
          <table:table-cell table:style-name="ce2086"/>
          <table:table-cell table:style-name="ce2222"/>
          <table:table-cell table:style-name="ce2245" table:number-columns-repeated="9"/>
          <table:table-cell table:style-name="ce2265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21" office:value-type="string" calcext:value-type="string">
            <text:p>Puszta kéz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-5" calcext:value-type="float">
            <text:p>-5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2" office:value-type="string" calcext:value-type="string">
            <text:p>Puszta kéz Belharcba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5"/>
          <table:table-cell table:style-name="ce2023" office:value-type="string" calcext:value-type="string">
            <text:p>Tő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Béltépő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Garott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9" office:value-type="string" calcext:value-type="string">
            <text:p>-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Krisz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Levéltőr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S/V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Pugos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Ramier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Tőr, hárító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023" office:value-type="string" calcext:value-type="string">
            <text:p>Tőr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3" office:value-type="string" calcext:value-type="string">
            <text:p>Tőr, ököl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24" office:value-type="string" calcext:value-type="string">
            <text:p>Tőr, páncélszúr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25" office:value-type="string" calcext:value-type="string">
            <text:p>Vasököl / páncélkesztyű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091" office:value-type="float" office:value="6" calcext:value-type="float">
            <text:p>6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ce55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095" office:value-type="string" calcext:value-type="string">
            <text:p>D6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2" office:value-type="float" office:value="6" calcext:value-type="float">
            <text:p>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3" office:value-type="string" calcext:value-type="string">
            <text:p>Kard, fejvadász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117" office:value-type="string" calcext:value-type="string">
            <text:p><text:span text:style-name="T11"> </text:span><text:span text:style-name="T12">V/S</text:span>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7" office:value-type="string" calcext:value-type="string">
            <text:p>Kard, kétkezes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9" calcext:value-type="float">
            <text:p>9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1" calcext:value-type="float">
            <text:p>1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Lagoss 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7" office:value-type="string" calcext:value-type="string">
            <text:p>Kard, másfélkezes 2K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1.5" calcext:value-type="float">
            <text:p>1,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8" calcext:value-type="float">
            <text:p>8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ásfélkezes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apír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csatakard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9</text:p>
          </table:table-cell>
          <table:table-cell table:style-name="ce2089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9"/>
          <table:table-cell table:style-name="ce844" table:number-columns-repeated="232"/>
          <table:table-cell table:style-name="ce1934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1K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4"/>
          <table:table-cell table:style-name="ce2129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eneth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A3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S</text:p>
          </table:table-cell>
          <table:table-cell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94" office:value-type="float" office:value="6" calcext:value-type="float">
            <text:p>6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string" calcext:value-type="string">
            <text:p>S+V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5" office:value-type="float" office:value="3" calcext:value-type="float">
            <text:p>3</text:p>
          </table:table-cell>
          <table:table-cell table:style-name="ce2158" office:value-type="float" office:value="7" calcext:value-type="float">
            <text:p>7</text:p>
          </table:table-cell>
          <table:table-cell table:number-columns-repeated="2" table:style-name="ce2158" office:value-type="float" office:value="10" calcext:value-type="float">
            <text:p>10</text:p>
          </table:table-cell>
          <table:table-cell table:style-name="ce2095" office:value-type="float" office:value="9" calcext:value-type="float">
            <text:p>9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69" office:value-type="string" calcext:value-type="string">
            <text:p>Alabárd Z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8" calcext:value-type="float">
            <text:p>8</text:p>
          </table:table-cell>
          <table:table-cell table:style-name="ce2096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Bot, hosszú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Kopja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090" office:value-type="float" office:value="99" calcext:value-type="float">
            <text:p>99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16"/>
          <table:table-cell table:style-name="ce2024" office:value-type="string" calcext:value-type="string">
            <text:p>Lándzs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8" calcext:value-type="float">
            <text:p>8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7">
          <table:table-cell table:style-name="ce2016"/>
          <table:table-cell table:style-name="ce2024" office:value-type="string" calcext:value-type="string">
            <text:p>Pik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090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Szigony, egykeze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29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4" office:value-type="string" calcext:value-type="string">
            <text:p>Szigo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9"/>
          <table:table-cell table:number-columns-repeated="232"/>
          <table:table-cell table:style-name="ce2260" table:number-columns-repeated="16126"/>
        </table:table-row>
        <table:table-row table:style-name="ro2">
          <table:table-cell table:style-name="ce2014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7" calcext:value-type="float">
            <text:p>7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1" office:value-type="string" calcext:value-type="string">
            <text:p>Bot, rövid</text:p>
          </table:table-cell>
          <table:table-cell table:style-name="ce2087" office:value-type="string" calcext:value-type="string">
            <text:p>egykezes</text:p>
          </table:table-cell>
          <table:table-cell table:style-name="ce2096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-1" calcext:value-type="float">
            <text:p>-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Buzogány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119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120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Csatacsákány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7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7" office:value-type="float" office:value="9" calcext:value-type="float">
            <text:p>9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-1" calcext:value-type="float">
            <text:p>-1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4" office:value-type="string" calcext:value-type="string">
            <text:p>Osto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ce844" table:number-columns-repeated="9"/>
          <table:table-cell table:style-name="ce555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2071" office:value-type="string" calcext:value-type="string">
            <text:p>Ostorkard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V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107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69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2260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Hárítófegyverek</text:p>
          </table:table-cell>
          <table:table-cell table:style-name="ce2072" office:value-type="string" calcext:value-type="string">
            <text:p>Hárító: Alkarvédő</text:p>
          </table:table-cell>
          <table:table-cell table:style-name="ce2098" office:value-type="string" calcext:value-type="string">
            <text:p>egykezes</text:p>
          </table:table-cell>
          <table:table-cell table:number-columns-repeated="3"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3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3/2/0</text:p>
          </table:table-cell>
          <table:table-cell table:style-name="ce2170" office:value-type="float" office:value="99" calcext:value-type="float">
            <text:p>99</text:p>
          </table:table-cell>
          <table:table-cell table:style-name="ce2217" office:value-type="string" calcext:value-type="string">
            <text:p>közelharci</text:p>
          </table:table-cell>
          <table:table-cell table:style-name="ce2245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71" office:value-type="string" calcext:value-type="string">
            <text:p>Hárító: Csatakesztyű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Köpeny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 office:value-type="string" calcext:value-type="string">
            <text:p>Legfeljebb 1 penge hosszú fegyverek ellen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Tonfa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3/2/0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özelharci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 table:number-columns-repeated="10"/>
          <table:table-cell table:style-name="ce2262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073" office:value-type="string" calcext:value-type="string">
            <text:p>Tipus</text:p>
          </table:table-cell>
          <table:table-cell table:style-name="ce2073" office:value-type="string" calcext:value-type="string">
            <text:p>SP</text:p>
          </table:table-cell>
          <table:table-cell table:style-name="ce2116" office:value-type="string" calcext:value-type="string">
            <text:p>Erőbónusz max</text:p>
          </table:table-cell>
          <table:table-cell table:style-name="ce2121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table:number-columns-repeated="3"/>
          <table:table-cell table:style-name="ce2073" office:value-type="string" calcext:value-type="string">
            <text:p>Hatótáv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CÉ</text:p>
          </table:table-cell>
          <table:table-cell table:style-name="ce2073" office:value-type="string" calcext:value-type="string">
            <text:p>Osztó</text:p>
          </table:table-cell>
          <table:table-cell table:style-name="ce2073" office:value-type="string" calcext:value-type="string">
            <text:p>Sebesség</text:p>
          </table:table-cell>
          <table:table-cell table:style-name="ce2073" office:value-type="string" calcext:value-type="string">
            <text:p>Harcmodor</text:p>
          </table:table-cell>
          <table:table-cell table:style-name="ce2121"/>
          <table:table-cell table:style-name="ce2262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Hajítófegyverek</text:p>
          </table:table-cell>
          <table:table-cell table:style-name="ce2070" table:number-columns-repeated="10"/>
          <table:table-cell table:style-name="ce2106" table:number-columns-repeated="3"/>
          <table:table-cell table:style-name="ce2070" table:number-columns-repeated="2"/>
          <table:table-cell table:style-name="ce2241"/>
          <table:table-cell table:style-name="ce936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Bola</text:p>
          </table:table-cell>
          <table:table-cell table:style-name="ce2074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19">
          <table:table-cell table:style-name="ce2018"/>
          <table:table-cell table:style-name="ce2075" office:value-type="string" calcext:value-type="string">
            <text:p>Dárda</text:p>
          </table:table-cell>
          <table:table-cell table:style-name="ce2075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3" calcext:value-type="float">
            <text:p>3</text:p>
          </table:table-cell>
          <table:table-cell table:style-name="ce2135" table:number-columns-repeated="3"/>
          <table:table-cell table:style-name="ce2107" office:value-type="string" calcext:value-type="string">
            <text:p>5m +(Erő x 3)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hajítás</text:p>
          </table:table-cell>
          <table:table-cell table:style-name="ce224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63"/>
          <table:table-cell table:style-name="ce19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obócsillag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3" calcext:value-type="float">
            <text:p>-3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5" calcext:value-type="float">
            <text:p>5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241"/>
          <table:table-cell table:style-name="ce1997" table:number-columns-repeated="16126"/>
        </table:table-row>
        <table:table-row table:style-name="ro2">
          <table:table-cell table:style-name="ce932"/>
          <table:table-cell table:style-name="ce2074" office:value-type="string" calcext:value-type="string">
            <text:p>Dobóháló</text:p>
          </table:table-cell>
          <table:table-cell table:style-name="ce2078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4m +Erő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Hajítóbárd</text:p>
          </table:table-cell>
          <table:table-cell table:style-name="ce207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<text:span text:style-name="T15">20m </text:span><text:span text:style-name="T16">+(Erő x 4) </text:span>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68" office:value-type="float" office:value="3" calcext:value-type="float">
            <text:p>3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1934" table:number-columns-repeated="16126"/>
        </table:table-row>
        <table:table-row table:style-name="ro1">
          <table:table-cell table:style-name="ce2015"/>
          <table:table-cell table:style-name="ce2077" office:value-type="string" calcext:value-type="string">
            <text:p>Hajítótőr</text:p>
          </table:table-cell>
          <table:table-cell table:style-name="ce2075" office:value-type="string" calcext:value-type="string">
            <text:p>egykezes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1" calcext:value-type="float">
            <text:p>1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22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float" office:value="6" calcext:value-type="float">
            <text:p>6</text:p>
          </table:table-cell>
          <table:table-cell table:style-name="ce2218" office:value-type="string" calcext:value-type="string">
            <text:p>hajítás</text:p>
          </table:table-cell>
          <table:table-cell table:style-name="ce225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76" office:value-type="string" calcext:value-type="string">
            <text:p>kő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53" office:value-type="string" calcext:value-type="string">
            <text:p>20m +(Erő x 5) 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Lasszó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3" office:value-type="string" calcext:value-type="string">
            <text:p>Sebesülés az esés következtében lehet.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78" office:value-type="string" calcext:value-type="string">
            <text:p>Parittya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7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Ramiera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0m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/>
          <table:table-cell table:number-columns-repeated="9"/>
          <table:table-cell table:style-name="ce555" table:number-columns-repeated="232"/>
          <table:table-cell table:style-name="ce2260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Tőr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ce1997" table:number-columns-repeated="9"/>
          <table:table-cell table:style-name="ce990" table:number-columns-repeated="232"/>
          <table:table-cell table:style-name="ce6" table:number-columns-repeated="16126"/>
        </table:table-row>
        <table:table-row table:style-name="ro2">
          <table:table-cell table:style-name="ce932"/>
          <table:table-cell table:style-name="ce1730" table:number-columns-repeated="10"/>
          <table:table-cell table:style-name="ce1596" table:number-columns-repeated="3"/>
          <table:table-cell table:style-name="ce1730" table:number-columns-repeated="2"/>
          <table:table-cell table:style-name="ce2220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14" office:value-type="string" calcext:value-type="string">
            <text:p>Íjász lőfegyverek</text:p>
          </table:table-cell>
          <table:table-cell table:style-name="ce2079" office:value-type="string" calcext:value-type="string">
            <text:p>Rövid íj</text:p>
          </table:table-cell>
          <table:table-cell table:style-name="ce2079" office:value-type="string" calcext:value-type="string">
            <text:p>kétkeze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string" calcext:value-type="string">
            <text:p>S</text:p>
          </table:table-cell>
          <table:table-cell table:style-name="ce2128" office:value-type="float" office:value="0" calcext:value-type="float">
            <text:p>0</text:p>
          </table:table-cell>
          <table:table-cell table:style-name="ce2139"/>
          <table:table-cell table:style-name="ce2149" table:number-columns-repeated="2"/>
          <table:table-cell table:style-name="ce2111" office:value-type="string" calcext:value-type="string">
            <text:p>60m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78" office:value-type="float" office:value="6" calcext:value-type="float">
            <text:p>6</text:p>
          </table:table-cell>
          <table:table-cell table:style-name="ce2212" office:value-type="string" calcext:value-type="string">
            <text:p>íjászat</text:p>
          </table:table-cell>
          <table:table-cell table:style-name="ce225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Hosszú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6" calcext:value-type="float">
            <text:p>6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Visszacsapó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60m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6" office:value-type="string" calcext:value-type="string">
            <text:p>Elf íj</text:p>
          </table:table-cell>
          <table:table-cell table:style-name="ce2076" office:value-type="string" calcext:value-type="string">
            <text:p>két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2260" table:number-columns-repeated="16126"/>
        </table:table-row>
        <table:table-row table:style-name="ro2">
          <table:table-cell/>
          <table:table-cell table:style-name="ce2078" office:value-type="string" calcext:value-type="string">
            <text:p>Fúvócső, kicsi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spec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16m</text:p>
          </table:table-cell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íjászat</text:p>
          </table:table-cell>
          <table:table-cell table:style-name="ce225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2">
          <table:table-cell table:style-name="ce1972"/>
          <table:table-cell table:style-name="ce2080" office:value-type="string" calcext:value-type="string">
            <text:p>Fúvócső, vadász</text:p>
          </table:table-cell>
          <table:table-cell table:style-name="ce2080" office:value-type="string" calcext:value-type="string">
            <text:p>kétkezes</text:p>
          </table:table-cell>
          <table:table-cell table:style-name="ce2112" office:value-type="float" office:value="-10" calcext:value-type="float">
            <text:p>-10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0" table:number-columns-repeated="3"/>
          <table:table-cell table:style-name="ce2112" office:value-type="string" calcext:value-type="string">
            <text:p>30m</text:p>
          </table:table-cell>
          <table:table-cell table:number-columns-repeated="2" table:style-name="ce2167" office:value-type="float" office:value="5" calcext:value-type="float">
            <text:p>5</text:p>
          </table:table-cell>
          <table:table-cell table:style-name="ce2167" office:value-type="float" office:value="4" calcext:value-type="float">
            <text:p>4</text:p>
          </table:table-cell>
          <table:table-cell table:style-name="ce2179" office:value-type="float" office:value="10" calcext:value-type="float">
            <text:p>10</text:p>
          </table:table-cell>
          <table:table-cell table:style-name="ce2219" office:value-type="string" calcext:value-type="string">
            <text:p>íjászat</text:p>
          </table:table-cell>
          <table:table-cell table:style-name="ce2256"/>
          <table:table-cell table:style-name="ce2260" table:number-columns-repeated="241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Lövész lőfegyverek</text:p>
          </table:table-cell>
          <table:table-cell table:style-name="ce2074" office:value-type="string" calcext:value-type="string">
            <text:p>Kézi nyílpuska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2" office:value-type="float" office:value="10" calcext:value-type="float">
            <text:p>10</text:p>
          </table:table-cell>
          <table:table-cell table:style-name="ce2182" office:value-type="string" calcext:value-type="string">
            <text:p>lövészet</text:p>
          </table:table-cell>
          <table:table-cell table:style-name="ce224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8" calcext:value-type="float">
            <text:p>8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3" calcext:value-type="float">
            <text:p>13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ehéz 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14" calcext:value-type="float">
            <text:p>14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15" calcext:value-type="float">
            <text:p>15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8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6" calcext:value-type="float">
            <text:p>16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Shadoni páncéltörő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0" calcext:value-type="float">
            <text:p>20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Z</text:p>
          </table:table-cell>
          <table:table-cell table:style-name="ce2110" office:value-type="float" office:value="20" calcext:value-type="float">
            <text:p>2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73" office:value-type="string" calcext:value-type="string">
            <text:p>-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harei nyílpuska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Míg ki nem fogy a tár. Újratöltés: 1 kör</text:p>
          </table:table-cell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7">
          <table:table-cell table:style-name="ce1972"/>
          <table:table-cell table:style-name="ce2081" office:value-type="string" calcext:value-type="string">
            <text:p>Aquir nyílpuska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string" calcext:value-type="string">
            <text:p>halál / +6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20" calcext:value-type="float">
            <text:p>20</text:p>
          </table:table-cell>
          <table:table-cell table:style-name="ce2141" table:number-columns-repeated="3"/>
          <table:table-cell table:style-name="ce2155" office:value-type="string" calcext:value-type="string">
            <text:p>50m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float" office:value="5" calcext:value-type="float">
            <text:p>5</text:p>
          </table:table-cell>
          <table:table-cell table:style-name="ce2180" office:value-type="float" office:value="7" calcext:value-type="float">
            <text:p>7</text:p>
          </table:table-cell>
          <table:table-cell table:style-name="ce2213" office:value-type="string" calcext:value-type="string">
            <text:p>lövészet</text:p>
          </table:table-cell>
          <table:table-cell table:style-name="ce2257" office:value-type="string" calcext:value-type="string">
            <text:p>Halálos hatása és Átütés értéke csak aquir kézben érvényesül</text:p>
          </table:table-cell>
          <table:table-cell table:style-name="ce2264"/>
          <table:table-cell table:style-name="ce2260" table:number-columns-repeated="240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Pajzsok</text:p>
          </table:table-cell>
          <table:table-cell table:style-name="ce2019" office:value-type="string" calcext:value-type="string">
            <text:p>Pajzs típus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max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F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2100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247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82" office:value-type="string" calcext:value-type="string">
            <text:p>Közepes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181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24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82" office:value-type="string" calcext:value-type="string">
            <text:p>Nagy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4" calcext:value-type="float">
            <text:p>4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181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0" table:number-columns-repeated="4"/>
          <table:table-cell table:number-columns-repeated="8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16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16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2" table:content-validation-name="val216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30"/>
        <table:table-column table:style-name="co77" table:default-cell-style-name="ce2460"/>
        <table:table-column table:style-name="co78" table:default-cell-style-name="ce2474"/>
        <table:table-column table:style-name="co79" table:default-cell-style-name="ce2330"/>
        <table:table-column table:style-name="co80" table:default-cell-style-name="ce2484"/>
        <table:table-column table:style-name="co81" table:default-cell-style-name="ce2330"/>
        <table:table-column table:style-name="co82" table:default-cell-style-name="ce2330"/>
        <table:table-column table:style-name="co83" table:default-cell-style-name="ce2330"/>
        <table:table-column table:style-name="co84" table:default-cell-style-name="ce2492"/>
        <table:table-column table:style-name="co85" table:default-cell-style-name="ce2330"/>
        <table:table-column table:style-name="co86" table:default-cell-style-name="ce2330"/>
        <table:table-column table:style-name="co87" table:default-cell-style-name="Default"/>
        <table:table-column table:style-name="co88" table:default-cell-style-name="ce2330"/>
        <table:table-column table:style-name="co89" table:default-cell-style-name="ce2330"/>
        <table:table-column table:style-name="co7" table:default-cell-style-name="ce2330"/>
        <table:table-column table:style-name="co9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010"/>
          <table:covered-table-cell table:style-name="ce2030"/>
          <table:covered-table-cell table:number-columns-repeated="3" table:style-name="ce2010"/>
          <table:covered-table-cell table:style-name="ce2491"/>
          <table:covered-table-cell table:number-columns-repeated="2" table:style-name="ce2010"/>
          <table:covered-table-cell/>
          <table:covered-table-cell table:style-name="ce2010"/>
          <table:covered-table-cell table:number-columns-repeated="3"/>
        </table:table-row>
        <table:table-row table:style-name="ro2">
          <table:table-cell table:number-columns-repeated="4"/>
          <table:table-cell table:style-name="ce2030"/>
          <table:table-cell table:style-name="ce2010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010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010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1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4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1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6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33"/>
        <table:table-row table:style-name="ro1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48" office:value-type="string" calcext:value-type="string">
            <text:p>* Harcos elme leírása változott</text:p>
          </table:table-cell>
        </table:table-row>
        <table:table-row table:style-name="ro1">
          <table:table-cell table:style-name="ce2048" office:value-type="string" calcext:value-type="string">
            <text:p>* Gyors kezdeményezés: 4 KÉ / fok</text:p>
          </table:table-cell>
        </table:table-row>
        <table:table-row table:style-name="ro2" table:number-rows-repeated="2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498" office:value-type="string" calcext:value-type="string">
            <text:p>* Szakma lista</text:p>
          </table:table-cell>
        </table:table-row>
        <table:table-row table:style-name="ro27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27">
          <table:table-cell table:style-name="ce2500" office:value-type="string" calcext:value-type="string">
            <text:p>V8.3.0</text:p>
          </table:table-cell>
        </table:table-row>
        <table:table-row table:style-name="ro28">
          <table:table-cell table:style-name="ce2498" office:value-type="string" calcext:value-type="string">
            <text:p>* Történelemismeret: Átfogó</text:p>
          </table:table-cell>
        </table:table-row>
        <table:table-row table:style-name="ro28">
          <table:table-cell table:style-name="ce2498" office:value-type="string" calcext:value-type="string">
            <text:p>* Műveltség: Átlagos (új)</text:p>
          </table:table-cell>
        </table:table-row>
        <table:table-row table:style-name="ro28">
          <table:table-cell table:style-name="ce2498" office:value-type="string" calcext:value-type="string">
            <text:p>* Irodalom-ismeret megszűnt</text:p>
          </table:table-cell>
        </table:table-row>
        <table:table-row table:style-name="ro28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8.2.4</text:p>
          </table:table-cell>
        </table:table-row>
        <table:table-row table:style-name="ro28">
          <table:table-cell table:style-name="ce2498" office:value-type="string" calcext:value-type="string">
            <text:p>* Fülek átnevezése, színezése</text:p>
          </table:table-cell>
        </table:table-row>
        <table:table-row table:style-name="ro28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8.2.3</text:p>
          </table:table-cell>
        </table:table-row>
        <table:table-row table:style-name="ro28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28">
          <table:table-cell table:style-name="ce2500" office:value-type="string" calcext:value-type="string">
            <text:p>V8.2.2</text:p>
          </table:table-cell>
        </table:table-row>
        <table:table-row table:style-name="ro28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498" office:value-type="string" calcext:value-type="string">
            <text:p>* Kétkezes harc táblázat</text:p>
          </table:table-cell>
        </table:table-row>
        <table:table-row table:style-name="ro28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8.1.1</text:p>
          </table:table-cell>
        </table:table-row>
        <table:table-row table:style-name="ro28">
          <table:table-cell table:style-name="ce2498" office:value-type="string" calcext:value-type="string">
            <text:p>* Max szint: 21</text:p>
          </table:table-cell>
        </table:table-row>
        <table:table-row table:style-name="ro28">
          <table:table-cell table:style-name="ce2498" office:value-type="string" calcext:value-type="string">
            <text:p>* KP Alap: 150</text:p>
          </table:table-cell>
        </table:table-row>
        <table:table-row table:style-name="ro28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28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7.9.1</text:p>
          </table:table-cell>
        </table:table-row>
        <table:table-row table:style-name="ro28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29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30"/>
        <table:table-column table:style-name="co95" table:default-cell-style-name="ce2059"/>
        <table:table-column table:style-name="co15" table:default-cell-style-name="ce2330"/>
        <table:table-column table:style-name="co96" table:default-cell-style-name="ce2330"/>
        <table:table-column table:style-name="co97" table:default-cell-style-name="ce2330"/>
        <table:table-column table:style-name="co98" table:default-cell-style-name="ce2330"/>
        <table:table-column table:style-name="co99" table:default-cell-style-name="ce2330"/>
        <table:table-column table:style-name="co100" table:default-cell-style-name="ce2330"/>
        <table:table-column table:style-name="co101" table:default-cell-style-name="ce2330"/>
        <table:table-column table:style-name="co102" table:default-cell-style-name="ce2330"/>
        <table:table-column table:style-name="co103" table:default-cell-style-name="ce2330"/>
        <table:table-column table:style-name="co90" table:default-cell-style-name="ce2330"/>
        <table:table-column table:style-name="co104" table:default-cell-style-name="ce2330"/>
        <table:table-column table:style-name="co10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4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48"/>
          <table:covered-table-cell table:style-name="ce2355"/>
          <table:covered-table-cell table:number-columns-repeated="6" table:style-name="ce2348"/>
          <table:covered-table-cell table:number-columns-repeated="3" table:style-name="ce2411"/>
          <table:covered-table-cell table:style-name="ce23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48"/>
          <table:table-cell table:style-name="ce2355"/>
          <table:table-cell table:style-name="ce2348" table:number-columns-repeated="2"/>
          <table:table-cell table:style-name="ce2171"/>
          <table:table-cell table:style-name="ce2348" table:number-columns-repeated="3"/>
          <table:table-cell table:style-name="ce2411" table:number-columns-repeated="3"/>
          <table:table-cell table:style-name="ce234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81" office:value-type="string" calcext:value-type="string">
            <text:p>Szint</text:p>
          </table:table-cell>
          <table:table-cell table:style-name="ce2381" office:value-type="string" calcext:value-type="string" table:number-columns-spanned="2" table:number-rows-spanned="1">
            <text:p>KP</text:p>
          </table:table-cell>
          <table:covered-table-cell table:style-name="ce238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16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25" office:value-type="string" calcext:value-type="string">
            <text:p>Fok</text:p>
          </table:table-cell>
          <table:table-cell table:style-name="ce232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512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1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2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8" table:content-validation-name="val217" office:value-type="string" calcext:value-type="string">
            <text:p>Egyik HM nagyobb lehet</text:p>
          </table:table-cell>
          <table:table-cell table:style-name="ce2615" table:content-validation-name="val219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85" table:number-columns-repeated="3"/>
          <table:table-cell table:style-name="ce251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3"/>
          <table:table-cell table:style-name="ce585"/>
          <table:table-cell table:style-name="ce251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25" table:content-validation-name="val223" office:value-type="string" calcext:value-type="string">
            <text:p>Fok</text:p>
          </table:table-cell>
          <table:table-cell table:style-name="ce2325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16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416" office:value-type="string" calcext:value-type="string">
            <text:p>KÉ levonás</text:p>
          </table:table-cell>
          <table:table-cell table:style-name="ce242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416" office:value-type="string" calcext:value-type="string">
            <text:p>T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416" office:value-type="string" calcext:value-type="string">
            <text:p>V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2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0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Átütés</text:p>
          </table:table-cell>
          <table:table-cell table:style-name="ce2416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962" office:value-type="string" calcext:value-type="string">
            <text:p>Erőbónusz</text:p>
          </table:table-cell>
          <table:table-cell table:style-name="ce196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20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20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6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5" table:content-validation-name="val5"/>
          <table:table-cell table:style-name="ce232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6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/>
          <table:table-cell table:style-name="ce2317" table:content-validation-name="val5" table:number-columns-repeated="2"/>
          <table:table-cell table:style-name="ce2460" table:content-validation-name="val5"/>
          <table:table-cell table:style-name="ce2365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5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7" table:content-validation-name="val5"/>
          <table:table-cell table:style-name="ce232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7" table:content-validation-name="val5" office:value-type="string" calcext:value-type="string">
            <text:p>Szúró</text:p>
          </table:table-cell>
          <table:table-cell table:style-name="ce2327" table:content-validation-name="val5" office:value-type="string" calcext:value-type="string">
            <text:p>Vágó</text:p>
          </table:table-cell>
          <table:table-cell table:style-name="ce2327" table:content-validation-name="val5" office:value-type="string" calcext:value-type="string">
            <text:p>Zúzó</text:p>
          </table:table-cell>
          <table:table-cell table:style-name="ce232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8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8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8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8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8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8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8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7" table:content-validation-name="val5" office:value-type="string" calcext:value-type="string">
            <text:p>SFÉ</text:p>
          </table:table-cell>
          <table:table-cell table:style-name="ce232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21" office:value-type="string" calcext:value-type="string">
            <text:p>Szorzó</text:p>
          </table:table-cell>
          <table:table-cell table:style-name="ce2131" table:content-validation-name="val221" office:value-type="string" calcext:value-type="string">
            <text:p>Köv</text:p>
          </table:table-cell>
          <table:table-cell table:style-name="ce2321" table:content-validation-name="val222" office:value-type="string" calcext:value-type="string">
            <text:p>KÉ</text:p>
          </table:table-cell>
          <table:table-cell table:style-name="ce2366" table:content-validation-name="val222" office:value-type="string" calcext:value-type="string">
            <text:p>TÉ</text:p>
          </table:table-cell>
          <table:table-cell table:style-name="ce2371" table:content-validation-name="val22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124" table:content-validation-name="val221" office:value-type="float" office:value="0" calcext:value-type="float">
            <text:p>0</text:p>
          </table:table-cell>
          <table:table-cell table:style-name="ce2322" table:content-validation-name="val222" office:value-type="float" office:value="-2" calcext:value-type="float">
            <text:p>-2</text:p>
          </table:table-cell>
          <table:table-cell table:number-columns-repeated="2" table:style-name="ce2322" table:content-validation-name="val222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2" office:value-type="float" office:value="0.33" calcext:value-type="float">
            <text:p>0,33</text:p>
          </table:table-cell>
          <table:table-cell table:style-name="ce2124" table:content-validation-name="val221" office:value-type="float" office:value="3" calcext:value-type="float">
            <text:p>3</text:p>
          </table:table-cell>
          <table:table-cell table:style-name="ce2322" table:content-validation-name="val222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2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2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2" office:value-type="float" office:value="0.5" calcext:value-type="float">
            <text:p>0,5</text:p>
          </table:table-cell>
          <table:table-cell table:style-name="ce2124" table:content-validation-name="val221" office:value-type="float" office:value="6" calcext:value-type="float">
            <text:p>6</text:p>
          </table:table-cell>
          <table:table-cell table:style-name="ce2322" table:content-validation-name="val222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22" office:value-type="float" office:value="1" calcext:value-type="float">
            <text:p>1</text:p>
          </table:table-cell>
          <table:table-cell table:style-name="ce2124" table:content-validation-name="val221" office:value-type="float" office:value="9" calcext:value-type="float">
            <text:p>9</text:p>
          </table:table-cell>
          <table:table-cell table:style-name="ce2322" table:content-validation-name="val222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21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21"/>
          <table:table-cell table:style-name="ce2321" table:content-validation-name="val102" office:value-type="string" calcext:value-type="string">
            <text:p>KÉ</text:p>
          </table:table-cell>
          <table:table-cell table:style-name="ce2366" table:content-validation-name="val102" office:value-type="string" calcext:value-type="string">
            <text:p>TÉ</text:p>
          </table:table-cell>
          <table:table-cell table:style-name="ce2371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21"/>
          <table:table-cell table:number-columns-repeated="3" table:style-name="ce2322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21"/>
          <table:table-cell table:style-name="ce2322" table:content-validation-name="val102" office:value-type="float" office:value="1" calcext:value-type="float">
            <text:p>1</text:p>
          </table:table-cell>
          <table:table-cell table:number-columns-repeated="2" table:style-name="ce2322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21"/>
          <table:table-cell table:style-name="ce2322" table:content-validation-name="val102" office:value-type="float" office:value="2" calcext:value-type="float">
            <text:p>2</text:p>
          </table:table-cell>
          <table:table-cell table:number-columns-repeated="2" table:style-name="ce2322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65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8"/>
          <table:table-cell table:style-name="ce2317" table:number-columns-repeated="2"/>
          <table:table-cell table:style-name="ce2460"/>
          <table:table-cell table:style-name="ce2365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8"/>
          <table:table-cell table:style-name="ce2317" table:number-columns-repeated="2"/>
          <table:table-cell table:style-name="ce2460"/>
          <table:table-cell table:style-name="ce2365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8"/>
          <table:table-cell table:style-name="ce2317" table:number-columns-repeated="2"/>
          <table:table-cell table:style-name="ce2460"/>
          <table:table-cell table:style-name="ce2365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68"/>
          <table:table-cell table:style-name="ce2317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7:19:43.62935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7:24:01.970017000</dc:date>
    <meta:editing-cycles>1163</meta:editing-cycles>
    <meta:editing-duration>P10DT6H5M24S</meta:editing-duration>
    <meta:document-statistic meta:table-count="11" meta:cell-count="49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